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10176" calcext:value-type="float">
            <text:p>10,176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8:23:48.354000000</dc:date>
    <meta:editing-duration>P10DT19H34M33S</meta:editing-duration>
    <meta:editing-cycles>600</meta:editing-cycles>
    <meta:document-statistic meta:table-count="40" meta:cell-count="14196" meta:object-count="0"/>
  </office:meta>
</office:document-meta>
</file>